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4">
      <style:paragraph-properties/>
    </style:style>
    <style:style style:family="paragraph" style:name="P45">
      <style:text-properties/>
      <style:paragraph-properties/>
    </style:style>
    <style:style style:family="text" style:name="T45">
      <style:text-properties/>
    </style:style>
    <style:style style:family="text" style:name="T46">
      <style:text-properties/>
    </style:style>
    <style:style style:family="paragraph" style:name="P46">
      <style:text-properties/>
      <style:paragraph-properties/>
    </style:style>
    <style:style style:family="text" style:name="T47">
      <style:text-properties/>
    </style:style>
    <style:style style:family="text" style:name="T48">
      <style:text-properties/>
    </style:style>
    <style:style style:family="paragraph" style:name="P47">
      <style:text-properties/>
      <style:paragraph-properties/>
    </style:style>
    <style:style style:family="text" style:name="T49">
      <style:text-properties/>
    </style:style>
    <style:style style:family="text" style:name="T50">
      <style:text-properties/>
    </style:style>
    <style:style style:family="paragraph" style:name="P48">
      <style:text-properties/>
      <style:paragraph-properties/>
    </style:style>
    <style:style style:family="text" style:name="T51">
      <style:text-properties/>
    </style:style>
    <style:style style:family="text" style:name="T52">
      <style:text-properties/>
    </style:style>
    <style:style style:family="paragraph" style:name="P49">
      <style:text-properties/>
      <style:paragraph-properties/>
    </style:style>
    <style:style style:family="text" style:name="T53">
      <style:text-properties/>
    </style:style>
    <style:style style:family="text" style:name="T54">
      <style:text-properties/>
    </style:style>
  </office:automatic-styles>
  <office:body>
    <office:text text:use-soft-page-breaks="true">
      <text:p text:style-name="P44"><text:span>andOTP</text:span><text:span/></text:p>
      <text:p text:style-name="P45"><text:span>Bitwarden</text:span><text:span/></text:p>
      <text:p><text:span text:style-name="T45">Briar</text:span><text:span text:style-name="T46"/></text:p>
      <text:p><text:span>Chess.com</text:span><text:span/></text:p>
      <text:p><text:span>Citybus Lviv</text:span><text:span/></text:p>
      <text:p text:style-name="P46"><text:span>Classroom</text:span><text:span/></text:p>
      <text:p><text:span text:style-name="T47">Compass</text:span><text:span text:style-name="T48"/></text:p>
      <text:p><text:span>DAVx⁵</text:span><text:span/></text:p>
      <text:p><text:span>Discord</text:span><text:span/></text:p>
      <text:p><text:span>Element</text:span><text:span/></text:p>
      <text:p><text:span>GBoard</text:span><text:span/></text:p>
      <text:p text:style-name="P47"><text:span>KDE Connect</text:span><text:span/></text:p>
      <text:p><text:span>Kiwi browser</text:span><text:span/><text:span/><text:span text:style-name="T49"/><text:span text:style-name="T50"/></text:p>
      <text:p><text:span>Lawnchair</text:span><text:span/></text:p>
      <text:p><text:span>Mi Fit</text:span><text:span/></text:p>
      <text:p><text:span>Monobank</text:span><text:span/></text:p>
      <text:p><text:span>My Vodafone</text:span><text:span/></text:p>
      <text:p><text:span>Nextcloud</text:span><text:span/></text:p>
      <text:p><text:span>Nextcloud Notes</text:span><text:span/></text:p>
      <text:p><text:span>Obsidian</text:span><text:span/></text:p>
      <text:p><text:span>OsmAnd</text:span><text:span/></text:p>
      <text:p><text:span>Privacy Indicator</text:span><text:span/></text:p>
      <text:p><text:span>Protonmail, Protonmail(Shelter)</text:span><text:span/></text:p>
      <text:p><text:span>QR &amp; Barcode scanner</text:span><text:span/></text:p>
      <text:p><text:span>School Today</text:span><text:span/></text:p>
      <text:p><text:span>Shelter</text:span><text:span/></text:p>
      <text:p><text:span>Signal</text:span><text:span/></text:p>
      <text:p><text:span>SimpleLogin</text:span><text:span/></text:p>
      <text:p><text:span>Steam, Steam(Shelter)</text:span><text:span/></text:p>
      <text:p><text:span>StudyGe</text:span><text:span/></text:p>
      <text:p><text:span>Simple Gallery</text:span><text:span/></text:p>
      <text:p text:style-name="P48"><text:span>Simple Calendar</text:span><text:span/></text:p>
      <text:p><text:span text:style-name="T51">Simple Camera</text:span><text:span text:style-name="T52"/></text:p>
      <text:p><text:span>Tasks.org</text:span><text:span/></text:p>
      <text:p><text:span>TrackerControler</text:span><text:span/></text:p>
      <text:p><text:span>Telegram</text:span><text:span/></text:p>
      <text:p><text:span>Termux, git in termux</text:span><text:span/></text:p>
      <text:p><text:span>Google Translate</text:span><text:span/></text:p>
      <text:p><text:span>Tutanota</text:span><text:span/></text:p>
      <text:p><text:span>Viber</text:span><text:span/></text:p>
      <text:p text:style-name="P49"><text:span>Xodo</text:span><text:span/></text:p>
      <text:p><text:span text:style-name="T53">Дія, Тривога!</text:span><text:span text:style-name="T5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en" fo:country="US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complex="Arial" fo:font-size="11pt" fo:language="en" fo:country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597">
      <style:text-properties fo:font-family="Arial" style:font-family-complex="Arial" fo:font-size="11pt" fo:language="en" fo:country="US"/>
      <style:paragraph-properties fo:line-height="115%" fo:margin-top="0pt" fo:margin-bottom="10pt"/>
    </style:style>
    <style:style style:display-name="DStyle_text" style:family="text" style:name="598">
      <style:text-properties fo:font-family="Arial" style:font-family-complex="Arial" fo:font-size="11pt" fo:language="en" fo:country="US"/>
    </style:style>
    <style:style style:parent-style-name="597" style:display-name="DStyle_paragraph" style:family="paragraph" style:name="599">
      <style:text-properties fo:font-family="Arial" style:font-family-complex="Arial" fo:font-size="11pt" fo:language="en" fo:country="US"/>
      <style:paragraph-properties fo:line-height="115%" fo:margin-top="0pt" fo:margin-bottom="10pt"/>
    </style:style>
    <style:style style:parent-style-name="597" style:display-name="DStyle_text" style:family="text" style:name="600">
      <style:text-properties fo:font-family="Arial" style:font-family-complex="Arial" fo:font-size="11pt" fo:language="en" fo:country="US"/>
    </style:style>
    <style:style style:parent-style-name="599" style:display-name="DStyle_paragraph" style:family="paragraph" style:name="601">
      <style:text-properties fo:font-family="Arial" style:font-family-complex="Arial" fo:font-size="11pt" fo:language="en" fo:country="US"/>
      <style:paragraph-properties fo:line-height="115%" fo:margin-top="0pt" fo:margin-bottom="10pt"/>
    </style:style>
    <style:style style:parent-style-name="597" style:display-name="DStyle_text" style:family="text" style:name="602">
      <style:text-properties fo:font-family="Arial" style:font-family-complex="Arial" fo:font-size="11pt" fo:language="en" fo:country="US"/>
    </style:style>
    <style:style style:parent-style-name="601" style:display-name="DStyle_paragraph" style:family="paragraph" style:name="603">
      <style:text-properties fo:font-family="Arial" style:font-family-complex="Arial" fo:font-size="11pt" fo:language="en" fo:country="US"/>
      <style:paragraph-properties fo:line-height="115%" fo:margin-top="0pt" fo:margin-bottom="10pt"/>
    </style:style>
    <style:style style:parent-style-name="597" style:display-name="DStyle_text" style:family="text" style:name="604">
      <style:text-properties fo:font-family="Arial" style:font-family-complex="Arial" fo:font-size="11pt" fo:language="en" fo:country="US"/>
    </style:style>
    <style:style style:parent-style-name="603" style:display-name="DStyle_paragraph" style:family="paragraph" style:name="605">
      <style:text-properties fo:font-family="Arial" style:font-family-complex="Arial" fo:font-size="11pt" fo:language="en" fo:country="US"/>
      <style:paragraph-properties fo:line-height="115%" fo:margin-top="0pt" fo:margin-bottom="10pt"/>
    </style:style>
    <style:style style:parent-style-name="597" style:display-name="DStyle_text" style:family="text" style:name="606">
      <style:text-properties fo:font-family="Arial" style:font-family-complex="Arial" fo:font-size="11pt" fo:language="en" fo:country="US"/>
    </style:style>
    <style:style style:parent-style-name="605" style:display-name="DStyle_paragraph" style:family="paragraph" style:name="607">
      <style:text-properties fo:font-family="Arial" style:font-family-complex="Arial" fo:font-size="11pt" fo:language="en" fo:country="US"/>
      <style:paragraph-properties fo:line-height="115%" fo:margin-top="0pt" fo:margin-bottom="10pt"/>
    </style:style>
    <style:style style:parent-style-name="597" style:display-name="DStyle_text" style:family="text" style:name="608">
      <style:text-properties fo:font-family="Arial" style:font-family-complex="Arial" fo:font-size="11pt" fo:language="en" fo:country="US"/>
    </style:style>
    <style:style style:parent-style-name="607" style:display-name="DStyle_paragraph" style:family="paragraph" style:name="609">
      <style:text-properties fo:font-family="Arial" style:font-family-complex="Arial" fo:font-size="11pt" fo:language="en" fo:country="US"/>
      <style:paragraph-properties fo:line-height="115%" fo:margin-top="0pt" fo:margin-bottom="10pt"/>
    </style:style>
    <style:style style:parent-style-name="597" style:display-name="DStyle_text" style:family="text" style:name="610">
      <style:text-properties fo:font-family="Arial" style:font-family-complex="Arial" fo:font-size="11pt" fo:language="en" fo:country="US"/>
    </style:style>
    <style:style style:parent-style-name="609" style:display-name="DStyle_paragraph" style:family="paragraph" style:name="611">
      <style:text-properties fo:font-family="Arial" style:font-family-complex="Arial" fo:font-size="11pt" fo:language="en" fo:country="US"/>
      <style:paragraph-properties fo:line-height="115%" fo:margin-top="0pt" fo:margin-bottom="10pt"/>
    </style:style>
    <style:style style:parent-style-name="597" style:display-name="DStyle_text" style:family="text" style:name="612">
      <style:text-properties fo:font-family="Arial" style:font-family-complex="Arial" fo:font-size="11pt" fo:language="en" fo:country="US"/>
    </style:style>
    <style:style style:parent-style-name="611" style:display-name="DStyle_paragraph" style:family="paragraph" style:name="613">
      <style:text-properties fo:font-family="Arial" style:font-family-complex="Arial" fo:font-size="11pt" fo:language="en" fo:country="US"/>
      <style:paragraph-properties fo:line-height="115%" fo:margin-top="0pt" fo:margin-bottom="10pt"/>
    </style:style>
    <style:style style:parent-style-name="597" style:display-name="DStyle_text" style:family="text" style:name="614">
      <style:text-properties fo:font-family="Arial" style:font-family-complex="Arial" fo:font-size="11pt" fo:language="en" fo:country="US"/>
    </style:style>
    <style:style style:parent-style-name="613" style:display-name="DStyle_paragraph" style:family="paragraph" style:name="615">
      <style:text-properties fo:font-family="Arial" style:font-family-complex="Arial" fo:font-size="11pt" fo:language="en" fo:country="US"/>
      <style:paragraph-properties fo:line-height="115%" fo:margin-top="0pt" fo:margin-bottom="10pt"/>
    </style:style>
    <style:style style:parent-style-name="597" style:display-name="DStyle_text" style:family="text" style:name="616">
      <style:text-properties fo:font-family="Arial" style:font-family-complex="Arial" fo:font-size="11pt" fo:language="en" fo:country="US"/>
    </style:style>
    <style:style style:parent-style-name="597" style:display-name="Default Paragraph Font" style:family="text" style:name="617"/>
    <style:style style:parent-style-name="680" style:display-name="Heading 1" style:family="paragraph" style:name="618">
      <style:text-properties fo:font-family="Arial" style:font-family-complex="Arial" fo:font-size="20pt"/>
      <style:paragraph-properties fo:margin-top="24pt" fo:margin-bottom="10pt"/>
    </style:style>
    <style:style style:parent-style-name="617" style:display-name="Heading 1 Char" style:family="text" style:name="619">
      <style:text-properties fo:font-family="Arial" style:font-family-complex="Arial" fo:font-size="20pt"/>
    </style:style>
    <style:style style:parent-style-name="680" style:display-name="Heading 2" style:family="paragraph" style:name="620">
      <style:text-properties fo:font-family="Arial" style:font-family-complex="Arial" fo:font-size="17pt"/>
      <style:paragraph-properties fo:margin-top="18pt" fo:margin-bottom="10pt"/>
    </style:style>
    <style:style style:parent-style-name="617" style:display-name="Heading 2 Char" style:family="text" style:name="621">
      <style:text-properties fo:font-family="Arial" style:font-family-complex="Arial" fo:font-size="17pt"/>
    </style:style>
    <style:style style:parent-style-name="680" style:display-name="Heading 3" style:family="paragraph" style:name="622">
      <style:text-properties fo:font-family="Arial" style:font-family-complex="Arial" fo:font-size="15pt"/>
      <style:paragraph-properties fo:margin-top="16pt" fo:margin-bottom="10pt"/>
    </style:style>
    <style:style style:parent-style-name="617" style:display-name="Heading 3 Char" style:family="text" style:name="623">
      <style:text-properties fo:font-family="Arial" style:font-family-complex="Arial" fo:font-size="15pt"/>
    </style:style>
    <style:style style:parent-style-name="680" style:display-name="Heading 4" style:family="paragraph" style:name="624">
      <style:text-properties fo:font-family="Arial" style:font-family-complex="Arial" fo:font-size="13pt" fo:font-weight="bold"/>
      <style:paragraph-properties fo:margin-top="16pt" fo:margin-bottom="10pt"/>
    </style:style>
    <style:style style:parent-style-name="617" style:display-name="Heading 4 Char" style:family="text" style:name="625">
      <style:text-properties fo:font-family="Arial" style:font-family-complex="Arial" fo:font-size="13pt" fo:font-weight="bold"/>
    </style:style>
    <style:style style:parent-style-name="680" style:display-name="Heading 5" style:family="paragraph" style:name="626">
      <style:text-properties fo:font-family="Arial" style:font-family-complex="Arial" fo:font-size="12pt" fo:font-weight="bold"/>
      <style:paragraph-properties fo:margin-top="16pt" fo:margin-bottom="10pt"/>
    </style:style>
    <style:style style:parent-style-name="617" style:display-name="Heading 5 Char" style:family="text" style:name="627">
      <style:text-properties fo:font-family="Arial" style:font-family-complex="Arial" fo:font-size="12pt" fo:font-weight="bold"/>
    </style:style>
    <style:style style:parent-style-name="680" style:display-name="Heading 6" style:family="paragraph" style:name="628">
      <style:text-properties fo:font-family="Arial" style:font-family-complex="Arial" fo:font-size="11pt" fo:font-weight="bold"/>
      <style:paragraph-properties fo:margin-top="16pt" fo:margin-bottom="10pt"/>
    </style:style>
    <style:style style:parent-style-name="617" style:display-name="Heading 6 Char" style:family="text" style:name="629">
      <style:text-properties fo:font-family="Arial" style:font-family-complex="Arial" fo:font-size="11pt" fo:font-weight="bold"/>
    </style:style>
    <style:style style:parent-style-name="680" style:display-name="Heading 7" style:family="paragraph" style:name="630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17" style:display-name="Heading 7 Char" style:family="text" style:name="631">
      <style:text-properties fo:font-family="Arial" style:font-family-complex="Arial" fo:font-size="11pt" fo:font-style="italic" fo:font-weight="bold"/>
    </style:style>
    <style:style style:parent-style-name="680" style:display-name="Heading 8" style:family="paragraph" style:name="632">
      <style:text-properties fo:font-family="Arial" style:font-family-complex="Arial" fo:font-size="11pt" fo:font-style="italic"/>
      <style:paragraph-properties fo:margin-top="16pt" fo:margin-bottom="10pt"/>
    </style:style>
    <style:style style:parent-style-name="617" style:display-name="Heading 8 Char" style:family="text" style:name="633">
      <style:text-properties fo:font-family="Arial" style:font-family-complex="Arial" fo:font-size="11pt" fo:font-style="italic"/>
    </style:style>
    <style:style style:parent-style-name="680" style:display-name="Heading 9" style:family="paragraph" style:name="634">
      <style:text-properties fo:font-family="Arial" style:font-family-complex="Arial" fo:font-size="10.5pt" fo:font-style="italic"/>
      <style:paragraph-properties fo:margin-top="16pt" fo:margin-bottom="10pt"/>
    </style:style>
    <style:style style:parent-style-name="617" style:display-name="Heading 9 Char" style:family="text" style:name="635">
      <style:text-properties fo:font-family="Arial" style:font-family-complex="Arial" fo:font-size="10.5pt" fo:font-style="italic"/>
    </style:style>
    <style:style style:parent-style-name="680" style:display-name="Title" style:family="paragraph" style:name="636">
      <style:text-properties fo:font-size="24pt"/>
      <style:paragraph-properties fo:margin-top="15pt" fo:margin-bottom="10pt"/>
    </style:style>
    <style:style style:parent-style-name="617" style:display-name="Title Char" style:family="text" style:name="637">
      <style:text-properties fo:font-size="24pt"/>
    </style:style>
    <style:style style:parent-style-name="680" style:display-name="Subtitle" style:family="paragraph" style:name="638">
      <style:text-properties fo:font-size="12pt"/>
      <style:paragraph-properties fo:margin-top="10pt" fo:margin-bottom="10pt"/>
    </style:style>
    <style:style style:parent-style-name="617" style:display-name="Subtitle Char" style:family="text" style:name="639">
      <style:text-properties fo:font-size="12pt"/>
    </style:style>
    <style:style style:parent-style-name="680" style:display-name="Quote" style:family="paragraph" style:name="640">
      <style:text-properties fo:font-style="italic"/>
      <style:paragraph-properties fo:margin-left="1.27cm" fo:margin-right="1.27cm" fo:text-indent="0cm"/>
    </style:style>
    <style:style style:parent-style-name="597" style:display-name="Quote Char" style:family="text" style:name="641">
      <style:text-properties fo:font-style="italic"/>
    </style:style>
    <style:style style:parent-style-name="680" style:display-name="Intense Quote" style:family="paragraph" style:name="642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597" style:display-name="Intense Quote Char" style:family="text" style:name="643">
      <style:text-properties fo:font-style="italic"/>
    </style:style>
    <style:style style:parent-style-name="680" style:display-name="Header" style:family="paragraph" style:name="644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7" style:display-name="Header Char" style:family="text" style:name="645"/>
    <style:style style:parent-style-name="680" style:display-name="Footer" style:family="paragraph" style:name="646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17" style:display-name="Footer Char" style:family="text" style:name="647"/>
    <style:style style:parent-style-name="680" style:display-name="Caption" style:family="paragraph" style:name="648">
      <style:text-properties fo:color="#4f81bd" fo:font-size="9pt" fo:font-weight="bold"/>
      <style:paragraph-properties fo:line-height="115%"/>
    </style:style>
    <style:style style:parent-style-name="597" style:display-name="Caption Char" style:family="text" style:name="649"/>
    <style:style style:parent-style-name="597" style:display-name="Hyperlink" style:family="text" style:name="650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597" style:display-name="Internet link" style:family="text" style:name="651">
      <style:text-properties fo:color="#0000ff" style:text-underline-type="single" style:text-underline-style="solid" style:text-underline-width="auto" style:text-underline-color="font-color"/>
    </style:style>
    <style:style style:parent-style-name="597" style:display-name="Internet link" style:family="text" style:name="652">
      <style:text-properties fo:color="#0000ff" style:text-underline-type="single" style:text-underline-style="solid" style:text-underline-width="auto" style:text-underline-color="font-color"/>
    </style:style>
    <style:style style:parent-style-name="597" style:display-name="Internet link" style:family="text" style:name="653">
      <style:text-properties fo:color="#0000ff" style:text-underline-type="single" style:text-underline-style="solid" style:text-underline-width="auto" style:text-underline-color="font-color"/>
    </style:style>
    <style:style style:parent-style-name="597" style:display-name="Internet link" style:family="text" style:name="654">
      <style:text-properties fo:color="#0000ff" style:text-underline-type="single" style:text-underline-style="solid" style:text-underline-width="auto" style:text-underline-color="font-color"/>
    </style:style>
    <style:style style:parent-style-name="597" style:display-name="Internet link" style:family="text" style:name="655">
      <style:text-properties fo:color="#0000ff" style:text-underline-type="single" style:text-underline-style="solid" style:text-underline-width="auto" style:text-underline-color="font-color"/>
    </style:style>
    <style:style style:parent-style-name="597" style:display-name="Internet link" style:family="text" style:name="656">
      <style:text-properties fo:color="#0000ff" style:text-underline-type="single" style:text-underline-style="solid" style:text-underline-width="auto" style:text-underline-color="font-color"/>
    </style:style>
    <style:style style:parent-style-name="597" style:display-name="Internet link" style:family="text" style:name="657">
      <style:text-properties fo:color="#0000ff" style:text-underline-type="single" style:text-underline-style="solid" style:text-underline-width="auto" style:text-underline-color="font-color"/>
    </style:style>
    <style:style style:parent-style-name="597" style:display-name="Internet link" style:family="text" style:name="658">
      <style:text-properties fo:color="#0000ff" style:text-underline-type="single" style:text-underline-style="solid" style:text-underline-width="auto" style:text-underline-color="font-color"/>
    </style:style>
    <style:style style:parent-style-name="597" style:display-name="Internet link" style:family="text" style:name="659">
      <style:text-properties fo:color="#0000ff" style:text-underline-type="single" style:text-underline-style="solid" style:text-underline-width="auto" style:text-underline-color="font-color"/>
    </style:style>
    <style:style style:parent-style-name="597" style:display-name="Internet link" style:family="text" style:name="660">
      <style:text-properties fo:color="#0000ff" style:text-underline-type="single" style:text-underline-style="solid" style:text-underline-width="auto" style:text-underline-color="font-color"/>
    </style:style>
    <style:style style:parent-style-name="680" style:display-name="footnote text" style:family="paragraph" style:name="661">
      <style:text-properties fo:font-size="9pt"/>
      <style:paragraph-properties fo:line-height="100%" fo:margin-bottom="2pt"/>
    </style:style>
    <style:style style:parent-style-name="597" style:display-name="Footnote Text Char" style:family="text" style:name="662">
      <style:text-properties fo:font-size="9pt"/>
    </style:style>
    <style:style style:parent-style-name="617" style:display-name="footnote reference" style:family="text" style:name="663"/>
    <style:style style:parent-style-name="680" style:display-name="endnote text" style:family="paragraph" style:name="664">
      <style:text-properties fo:font-size="10pt"/>
      <style:paragraph-properties fo:line-height="100%" fo:margin-bottom="0pt"/>
    </style:style>
    <style:style style:parent-style-name="597" style:display-name="Endnote Text Char" style:family="text" style:name="665">
      <style:text-properties fo:font-size="10pt"/>
    </style:style>
    <style:style style:parent-style-name="617" style:display-name="endnote reference" style:family="text" style:name="666"/>
    <style:style style:parent-style-name="680" style:display-name="toc 1" style:family="paragraph" style:name="667">
      <style:paragraph-properties fo:margin-left="0cm" fo:margin-right="0cm" fo:text-indent="0cm" fo:margin-bottom="2.85pt"/>
    </style:style>
    <style:style style:parent-style-name="680" style:display-name="toc 2" style:family="paragraph" style:name="668">
      <style:paragraph-properties fo:margin-left="0.4992cm" fo:margin-right="0cm" fo:text-indent="0cm" fo:margin-bottom="2.85pt"/>
    </style:style>
    <style:style style:parent-style-name="680" style:display-name="toc 3" style:family="paragraph" style:name="669">
      <style:paragraph-properties fo:margin-left="1cm" fo:margin-right="0cm" fo:text-indent="0cm" fo:margin-bottom="2.85pt"/>
    </style:style>
    <style:style style:parent-style-name="680" style:display-name="toc 4" style:family="paragraph" style:name="670">
      <style:paragraph-properties fo:margin-left="1.499cm" fo:margin-right="0cm" fo:text-indent="0cm" fo:margin-bottom="2.85pt"/>
    </style:style>
    <style:style style:parent-style-name="680" style:display-name="toc 5" style:family="paragraph" style:name="671">
      <style:paragraph-properties fo:margin-left="2cm" fo:margin-right="0cm" fo:text-indent="0cm" fo:margin-bottom="2.85pt"/>
    </style:style>
    <style:style style:parent-style-name="680" style:display-name="toc 6" style:family="paragraph" style:name="672">
      <style:paragraph-properties fo:margin-left="2.5cm" fo:margin-right="0cm" fo:text-indent="0cm" fo:margin-bottom="2.85pt"/>
    </style:style>
    <style:style style:parent-style-name="680" style:display-name="toc 7" style:family="paragraph" style:name="673">
      <style:paragraph-properties fo:margin-left="3.001cm" fo:margin-right="0cm" fo:text-indent="0cm" fo:margin-bottom="2.85pt"/>
    </style:style>
    <style:style style:parent-style-name="680" style:display-name="toc 8" style:family="paragraph" style:name="674">
      <style:paragraph-properties fo:margin-left="3.5cm" fo:margin-right="0cm" fo:text-indent="0cm" fo:margin-bottom="2.85pt"/>
    </style:style>
    <style:style style:parent-style-name="680" style:display-name="toc 9" style:family="paragraph" style:name="675">
      <style:paragraph-properties fo:margin-left="4.001cm" fo:margin-right="0cm" fo:text-indent="0cm" fo:margin-bottom="2.85pt"/>
    </style:style>
    <style:style style:parent-style-name="615" style:display-name="TOC Heading" style:family="paragraph" style:name="676"/>
    <style:style style:parent-style-name="680" style:display-name="table of figures" style:family="paragraph" style:name="677">
      <style:paragraph-properties fo:margin-bottom="0pt"/>
    </style:style>
    <style:style style:parent-style-name="615" style:display-name="DStyle_paragraph" style:family="paragraph" style:name="678">
      <style:text-properties fo:font-family="Arial" style:font-family-complex="Arial" fo:font-size="11pt" fo:language="en" fo:country="US"/>
      <style:paragraph-properties fo:line-height="115%" fo:margin-bottom="10pt"/>
    </style:style>
    <style:style style:class="default" style:display-name="DStyle_text" style:family="text" style:name="679">
      <style:text-properties fo:font-family="Arial" style:font-family-asian="Times New Roman" style:font-family-complex="Arial" fo:font-size="11pt" fo:language="en" fo:country="US"/>
    </style:style>
    <style:style style:class="default" style:display-name="Normal" style:family="paragraph" style:name="680"/>
    <style:style style:parent-style-name="680" style:display-name="No Spacing" style:family="paragraph" style:name="681">
      <style:paragraph-properties fo:line-height="100%" fo:margin-bottom="0pt"/>
    </style:style>
    <style:style style:parent-style-name="680" style:display-name="List Paragraph" style:family="paragraph" style:name="682">
      <style:paragraph-properties fo:margin-left="1.27cm" fo:margin-right="0cm" fo:text-indent="0cm"/>
    </style: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